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cccccc" draw:textarea-horizontal-align="justify" draw:textarea-vertical-align="middle" draw:auto-grow-height="false" fo:min-height="7.848cm" fo:min-width="0.262cm"/>
    </style:style>
    <style:style style:name="gr2" style:family="graphic" style:parent-style-name="standard">
      <style:graphic-properties draw:stroke="none" svg:stroke-color="#3465a4" draw:fill-color="#a6dae4" draw:textarea-horizontal-align="justify" draw:textarea-vertical-align="middle" draw:auto-grow-height="false" fo:min-height="0.783cm" fo:min-width="8.153cm"/>
    </style:style>
    <style:style style:name="gr3" style:family="graphic" style:parent-style-name="standard">
      <style:graphic-properties draw:stroke="none" svg:stroke-color="#3465a4" draw:fill-color="#a6dae4" draw:textarea-horizontal-align="justify" draw:textarea-vertical-align="middle" draw:auto-grow-height="false" fo:min-height="0.668cm" fo:min-width="8.165cm"/>
    </style:style>
    <style:style style:name="gr4" style:family="graphic" style:parent-style-name="standard">
      <style:graphic-properties draw:stroke="none" svg:stroke-color="#3465a4" draw:fill="solid" draw:fill-color="#47b769" draw:textarea-horizontal-align="justify" draw:textarea-vertical-align="middle" draw:auto-grow-height="false" fo:min-height="1.436cm" fo:min-width="9.78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0cm"/>
    </style:style>
    <style:style style:name="gr6" style:family="graphic" style:parent-style-name="standard">
      <style:graphic-properties draw:stroke="none" svg:stroke-color="#000000" draw:fill="none" draw:fill-color="#ffffff" fo:min-height="0.505cm"/>
    </style:style>
    <style:style style:name="gr7" style:family="graphic" style:parent-style-name="standard">
      <style:graphic-properties draw:stroke="none" svg:stroke-color="#000000" draw:fill="none" draw:fill-color="#ffffff" fo:min-height="0.511cm"/>
    </style:style>
    <style:style style:name="gr8" style:family="graphic" style:parent-style-name="standard">
      <style:graphic-properties draw:stroke="none" svg:stroke-color="#000000" draw:fill="none" draw:fill-color="#ffffff" fo:min-height="0.469cm"/>
    </style:style>
    <style:style style:name="gr9" style:family="graphic" style:parent-style-name="standard">
      <style:graphic-properties draw:stroke="none" svg:stroke-color="#000000" draw:fill="none" draw:fill-color="#ffffff" fo:min-height="0.433cm"/>
    </style:style>
    <style:style style:name="gr10" style:family="graphic" style:parent-style-name="standard">
      <style:graphic-properties draw:stroke="none" svg:stroke-color="#000000" draw:fill="none" draw:fill-color="#ffffff" fo:min-height="0.485cm"/>
    </style:style>
    <style:style style:name="gr11" style:family="graphic" style:parent-style-name="standard">
      <style:graphic-properties draw:stroke="none" svg:stroke-color="#000000" draw:fill="none" draw:fill-color="#ffffff" fo:min-height="0.4cm"/>
    </style:style>
    <style:style style:name="gr12" style:family="graphic" style:parent-style-name="objectwithoutfill">
      <style:graphic-properties svg:stroke-width="0.051cm" svg:stroke-color="#000000" draw:marker-start-width="0.355cm" draw:marker-end="Arrow" draw:marker-end-width="0.152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3465a4" draw:fill="solid" draw:fill-color="#ccc095" draw:textarea-horizontal-align="justify" draw:textarea-vertical-align="middle" draw:auto-grow-height="false" fo:min-height="0.597cm" fo:min-width="3.721cm"/>
    </style:style>
    <style:style style:name="gr14" style:family="graphic" style:parent-style-name="standard">
      <style:graphic-properties draw:stroke="none" svg:stroke-color="#3465a4" draw:fill="solid" draw:fill-color="#ccc095" draw:textarea-horizontal-align="justify" draw:textarea-vertical-align="middle" draw:auto-grow-height="false" fo:min-height="1.222cm" fo:min-width="4.338cm"/>
    </style:style>
    <style:style style:name="gr15" style:family="graphic" style:parent-style-name="objectwithoutfill">
      <style:graphic-properties svg:stroke-width="0.051cm" svg:stroke-color="#999999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3465a4" draw:fill-color="#a6dae4" draw:textarea-horizontal-align="justify" draw:textarea-vertical-align="middle" draw:auto-grow-height="false" fo:min-height="1.255cm" fo:min-width="8.101cm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a6dae4"/>
      <style:paragraph-properties fo:text-align="center"/>
      <style:text-properties fo:color="#ffffff"/>
    </style:style>
    <style:style style:name="P4" style:family="paragraph">
      <loext:graphic-properties draw:fill-color="#a6dae4"/>
      <style:paragraph-properties fo:text-align="center"/>
    </style:style>
    <style:style style:name="P5" style:family="paragraph">
      <loext:graphic-properties draw:fill="solid" draw:fill-color="#47b769"/>
      <style:paragraph-properties fo:text-align="center"/>
      <style:text-properties fo:color="#ffffff" fo:font-size="28pt" style:font-size-asian="28pt" style:font-size-complex="2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3pt" style:font-size-asian="13pt" style:font-size-complex="13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ccc095"/>
      <style:paragraph-properties fo:text-align="center"/>
      <style:text-properties fo:font-size="14pt" style:font-size-asian="14pt" style:font-size-complex="14pt"/>
    </style:style>
    <style:style style:name="T1" style:family="text">
      <style:text-properties fo:color="#ffffff" fo:font-size="28pt" style:font-size-asian="28pt" style:font-size-complex="28pt"/>
    </style:style>
    <style:style style:name="T2" style:family="text">
      <style:text-properties style:font-name="OpenSymbol" style:font-name-asian="OpenSymbol" style:font-name-complex="OpenSymbol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8.098cm" svg:x="13.389cm" svg:y="6.3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8.098cm" svg:x="11.889cm" svg:y="6.3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8.763cm" svg:height="1.143cm" svg:x="1.143cm" svg:y="6.391cm">
          <text:p text:style-name="P2">Outlier Det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3" draw:id="id3" draw:layer="layout" svg:width="8.763cm" svg:height="1.143cm" svg:x="1.143cm" svg:y="9.566cm">
          <text:p text:style-name="P2">Spectral Ext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8.763cm" svg:height="1.016cm" svg:x="1.143cm" svg:y="11.15cm">
          <text:p text:style-name="P2">White-Light Photomet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8.763cm" svg:height="1.143cm" svg:x="1.143cm" svg:y="7.982cm">
          <text:p text:style-name="P2">Extract Photomet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0.287cm" svg:height="1.686cm" svg:x="3.922cm" svg:y="1.154cm">
          <text:p text:style-name="P2"><text:span text:style-name="T1">CALWEBB_TSO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8.098cm" svg:x="10.367cm" svg:y="6.337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0.635cm" svg:height="0.827cm" svg:x="10.294cm" svg:y="8.16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1.077cm" svg:y="8.16cm">
          <draw:text-box>
            <text:p><text:span text:style-name="T2">✔</text:span></text:p>
          </draw:text-box>
        </draw:frame>
        <draw:frame draw:style-name="gr6" draw:text-style-name="P7" draw:layer="layout" svg:width="4.105cm" svg:height="0.755cm" draw:transform="rotate (1.0471975511966) translate (10.427cm 6.123cm)">
          <draw:text-box>
            <text:p><text:span text:style-name="T3">NIRCam Imaging</text:span></text:p>
          </draw:text-box>
        </draw:frame>
        <draw:frame draw:style-name="gr7" draw:text-style-name="P7" draw:layer="layout" svg:width="3.318cm" svg:height="0.761cm" draw:transform="rotate (1.0471975511966) translate (11.219cm 6.093cm)">
          <draw:text-box>
            <text:p><text:span text:style-name="T3">MIRI Imaging</text:span></text:p>
          </draw:text-box>
        </draw:frame>
        <draw:frame draw:style-name="gr8" draw:text-style-name="P7" draw:layer="layout" svg:width="3.766cm" svg:height="0.755cm" draw:transform="rotate (1.0471975511966) translate (11.901cm 6.195cm)">
          <draw:text-box>
            <text:p><text:span text:style-name="T3">NIRCam Grism</text:span></text:p>
          </draw:text-box>
        </draw:frame>
        <draw:frame draw:style-name="gr9" draw:text-style-name="P7" draw:layer="layout" svg:width="3.443cm" svg:height="0.755cm" draw:transform="rotate (1.0471975511966) translate (12.65cm 6.195cm)">
          <draw:text-box>
            <text:p><text:span text:style-name="T3">NIRISS SOSS</text:span></text:p>
          </draw:text-box>
        </draw:frame>
        <draw:frame draw:style-name="gr10" draw:text-style-name="P7" draw:layer="layout" svg:width="4.081cm" svg:height="0.755cm" draw:transform="rotate (1.0471975511966) translate (13.395cm 6.195cm)">
          <draw:text-box>
            <text:p><text:span text:style-name="T3">NIRSpec BOTS</text:span></text:p>
          </draw:text-box>
        </draw:frame>
        <draw:frame draw:style-name="gr11" draw:text-style-name="P7" draw:layer="layout" svg:width="4.456cm" svg:height="0.755cm" draw:transform="rotate (1.0471975511966) translate (14.059cm 6.262cm)">
          <draw:text-box>
            <text:p><text:span text:style-name="T3">MIRI LRS Slitless</text:span></text:p>
          </draw:text-box>
        </draw:frame>
        <draw:connector draw:style-name="gr12" draw:text-style-name="P8" draw:layer="layout" svg:x1="5.524cm" svg:y1="7.534cm" svg:x2="5.524cm" svg:y2="7.982cm" draw:start-shape="id1" draw:start-glue-point="2" draw:end-shape="id2" draw:end-glue-point="0" svg:d="M5524 7534v448" svg:viewBox="0 0 1 449">
          <text:p/>
        </draw:connector>
        <draw:connector draw:style-name="gr12" draw:text-style-name="P8" draw:layer="layout" svg:x1="5.524cm" svg:y1="10.709cm" svg:x2="5.524cm" svg:y2="11.15cm" draw:start-shape="id3" draw:start-glue-point="2" draw:end-shape="id4" draw:end-glue-point="0" svg:d="M5524 10709v441" svg:viewBox="0 0 1 442">
          <text:p/>
        </draw:connector>
        <draw:connector draw:style-name="gr12" draw:text-style-name="P8" draw:layer="layout" svg:x1="5.524cm" svg:y1="12.166cm" svg:x2="5.524cm" svg:y2="12.759cm" draw:start-shape="id4" draw:start-glue-point="2" draw:end-shape="id5" draw:end-glue-point="0" svg:d="M5524 12166v593" svg:viewBox="0 0 1 594">
          <text:p/>
        </draw:connector>
        <draw:custom-shape draw:style-name="gr13" draw:text-style-name="P9" xml:id="id6" draw:id="id6" draw:layer="layout" svg:width="5.969cm" svg:height="1.197cm" svg:x="2.54cm" svg:y="4.367cm">
          <text:p text:style-name="P2"><text:span text:style-name="T4">Calibrated Slop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svg:x1="5.525cm" svg:y1="5.564cm" svg:x2="5.524cm" svg:y2="6.391cm" draw:start-shape="id6" draw:start-glue-point="8" draw:end-shape="id1" draw:end-glue-point="0" svg:d="M5525 5564v413h-1v414" svg:viewBox="0 0 2 828">
          <text:p/>
        </draw:connector>
        <draw:custom-shape draw:style-name="gr14" draw:text-style-name="P9" xml:id="id7" draw:id="id7" draw:layer="layout" svg:width="6.842cm" svg:height="2.08cm" svg:x="2.103cm" svg:y="15.823cm">
          <text:p text:style-name="P2"><text:span text:style-name="T4">Photometry</text:span></text:p>
          <text:p text:style-name="P2"><text:span text:style-name="T4">Extracted 1D Spectr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svg:x1="5.524cm" svg:y1="14.426cm" svg:x2="5.524cm" svg:y2="15.823cm" draw:start-shape="id5" draw:end-shape="id7" svg:d="M5524 14426v1397" svg:viewBox="0 0 1 1398">
          <text:p/>
        </draw:connector>
        <draw:line draw:style-name="gr15" draw:text-style-name="P8" draw:layer="layout" svg:x1="10.397cm" svg:y1="6.315cm" svg:x2="12.303cm" svg:y2="3.005cm">
          <text:p/>
        </draw:line>
        <draw:line draw:style-name="gr15" draw:text-style-name="P8" draw:layer="layout" svg:x1="11.097cm" svg:y1="6.316cm" svg:x2="12.811cm" svg:y2="3.386cm">
          <text:p/>
        </draw:line>
        <draw:line draw:style-name="gr15" draw:text-style-name="P8" draw:layer="layout" svg:x1="11.884cm" svg:y1="6.308cm" svg:x2="13.316cm" svg:y2="3.816cm">
          <text:p/>
        </draw:line>
        <draw:line draw:style-name="gr15" draw:text-style-name="P8" draw:layer="layout" svg:x1="12.615cm" svg:y1="6.327cm" svg:x2="14.138cm" svg:y2="3.645cm">
          <text:p/>
        </draw:line>
        <draw:line draw:style-name="gr15" draw:text-style-name="P8" draw:layer="layout" svg:x1="13.383cm" svg:y1="6.287cm" svg:x2="14.843cm" svg:y2="3.813cm">
          <text:p/>
        </draw:line>
        <draw:line draw:style-name="gr15" draw:text-style-name="P8" draw:layer="layout" svg:x1="14.097cm" svg:y1="6.316cm" svg:x2="15.691cm" svg:y2="3.569cm">
          <text:p/>
        </draw:line>
        <draw:line draw:style-name="gr15" draw:text-style-name="P8" draw:layer="layout" svg:x1="14.896cm" svg:y1="6.315cm" svg:x2="16.621cm" svg:y2="3.305cm">
          <text:p/>
        </draw:line>
        <draw:custom-shape draw:style-name="gr16" draw:text-style-name="P4" xml:id="id5" draw:id="id5" draw:layer="layout" svg:width="8.763cm" svg:height="1.667cm" svg:x="1.143cm" svg:y="12.759cm">
          <text:p text:style-name="P2">Updated Exposure</text:p>
          <text:p text:style-name="P2">Level Produc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8" draw:layer="layout" svg:x1="5.524cm" svg:y1="9.125cm" svg:x2="5.524cm" svg:y2="9.566cm" draw:start-shape="id2" draw:start-glue-point="2" draw:end-shape="id3" draw:end-glue-point="0" svg:d="M5524 9125v441" svg:viewBox="0 0 1 442">
          <text:p/>
        </draw:connector>
        <draw:line draw:style-name="gr15" draw:text-style-name="P8" draw:layer="layout" svg:x1="14.883cm" svg:y1="6.315cm" svg:x2="14.883cm" svg:y2="14.435cm">
          <text:p/>
        </draw:line>
        <draw:frame draw:style-name="gr5" draw:text-style-name="P6" draw:layer="layout" svg:width="0.635cm" svg:height="0.827cm" svg:x="11.878cm" svg:y="9.762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2.604cm" svg:y="9.762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3.356cm" svg:y="9.762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4.122cm" svg:y="9.762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0.33cm" svg:y="13.163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1.113cm" svg:y="13.163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1.887cm" svg:y="13.163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2.613cm" svg:y="13.163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3.365cm" svg:y="13.163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4.131cm" svg:y="13.163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0.33cm" svg:y="6.663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1.113cm" svg:y="6.663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1.887cm" svg:y="6.663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2.613cm" svg:y="6.663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3.365cm" svg:y="6.663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4.131cm" svg:y="6.663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1.886cm" svg:y="11.263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2.612cm" svg:y="11.263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3.364cm" svg:y="11.263cm">
          <draw:text-box>
            <text:p><text:span text:style-name="T2">✔</text:span></text:p>
          </draw:text-box>
        </draw:frame>
        <draw:frame draw:style-name="gr5" draw:text-style-name="P6" draw:layer="layout" svg:width="0.635cm" svg:height="0.827cm" svg:x="14.13cm" svg:y="11.263cm">
          <draw:text-box>
            <text:p><text:span text:style-name="T2">✔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9.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rl Gordon</meta:initial-creator>
    <meta:creation-date>2017-03-03T14:40:37.951197325</meta:creation-date>
    <dc:date>2019-09-30T16:16:56.733880896</dc:date>
    <meta:editing-duration>PT5H37M21S</meta:editing-duration>
    <meta:editing-cycles>47</meta:editing-cycles>
    <meta:generator>LibreOffice/5.3.6.1$Linux_X86_64 LibreOffice_project/30$Build-1</meta:generator>
    <dc:creator>Karl Gordon</dc:creator>
    <meta:document-statistic meta:object-count="53"/>
  </office:meta>
</office:document-meta>
</file>